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 beta,,</text:p>
            <text:p>0.20 beta,,</text:p>
            <text:p> 0.15 beta 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ched with strong light source</text:p>
          </table:table-cell>
          <table:table-cell office:value-type="string" calcext:value-type="string">
            <text:p>0,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 Marble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09:44:44.495588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1T12:10:17.240669522</dc:date>
    <meta:editing-duration>PT12H32M24S</meta:editing-duration>
    <meta:editing-cycles>47</meta:editing-cycles>
    <meta:generator>LibreOffice/6.1.6.3$Linux_X86_64 LibreOffice_project/10$Build-3</meta:generator>
    <meta:document-statistic meta:table-count="1" meta:cell-count="52" meta:object-count="0"/>
  </office:meta>
</office:document-meta>
</file>